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OpenSymbol" svg:font-family="Open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style:style>
    <style:style style:name="P4" style:family="paragraph" style:parent-style-name="Standard" style:list-style-name="L1">
      <style:text-properties style:text-underline-style="none"/>
    </style:style>
    <style:style style:name="P5" style:family="paragraph" style:parent-style-name="Standard" style:list-style-name="L2">
      <style:text-properties style:text-underline-style="non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list-style-name="L3"/>
    <style:style style:name="T1" style:family="text">
      <style:text-properties style:text-underline-style="none"/>
    </style:style>
    <style:style style:name="T2" style:family="text">
      <style:text-properties fo:font-variant="normal" fo:text-transform="none" fo:color="#333333" style:font-name="Consolas" fo:font-size="9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DdeLink__139_44960074"/><text:soft-page-break/>Boletín 7<text:bookmark-end text:name="__DdeLink__139_44960074"/></text:p>
      <text:p text:style-name="P1">Ejercicio1</text:p>
      <text:p text:style-name="P2">Es syscall (en syscall.c), que es el punto donde se procesan las llamadas al sistema.</text:p>
      <text:p text:style-name="P2"/>
      <text:p text:style-name="P1">Ejercicio2</text:p>
      <text:p text:style-name="P2">- Entra en Vectors.S, se actualizan los registros necesarios y se salta a <text:s/>alltraps. Ahí se guarda en pila todo lo necesario (varios registros de segmento y los de propósito general), y luego se hace una llamada a trap. </text:p>
      <text:p text:style-name="P2">- La llamada que se utiliza es open.</text:p>
      <text:p text:style-name="P2">- Se guarda todo el trapframe y en Vectors.S, concretamente, se apilan los registros: %eflags, %cs, %eip, %esp y %ss. En alltraps se guarda, entre otros, los registros %es, %fs, %gs...</text:p>
      <text:p text:style-name="P2"/>
      <text:p text:style-name="P1"><text:bookmark-start text:name="__DdeLink__142_44960074"/><text:bookmark-start text:name="__DdeLink__135_44960074"/>Ejercicio3<text:bookmark-end text:name="__DdeLink__135_44960074"/></text:p>
      <text:p text:style-name="P2">- Se han seguido la indicaciones expuestas en el guión de prácticas.</text:p>
      <text:p text:style-name="P2"><text:bookmark-end text:name="__DdeLink__142_44960074"/></text:p>
      <text:p text:style-name="P1">Ejercicio4</text:p>
      <text:p text:style-name="P2">Se modifican los ficheros:</text:p>
      <text:list xml:id="list6297849334224570189" text:style-name="L1">
        <text:list-item>
          <text:p text:style-name="P4"><text:bookmark-start text:name="__DdeLink__137_44960074"/>syscall.h<text:bookmark-end text:name="__DdeLink__137_44960074"/>: Definimos el nombre de la llamada al sistema. </text:p>
        </text:list-item>
        <text:list-item>
          <text:p text:style-name="P4">Usys.S: Añadimos SYSCALL(dup2).</text:p>
        </text:list-item>
        <text:list-item>
          <text:p text:style-name="P4">syscall.c: Añadimos una entrada a la tabla de llamadas al sistema.</text:p>
        </text:list-item>
        <text:list-item>
          <text:p text:style-name="P4">Sysfile.c: Añadimos el código de dup2.</text:p>
        </text:list-item>
      </text:list>
      <text:p text:style-name="P2">Por otra parte creamos el fichero dup2.c para realizar pruebas y añadimos al Makefile un programa de usuario _dup2.</text:p>
      <text:p text:style-name="P2"/>
      <text:p text:style-name="P2">Boletín 8</text:p>
      <text:p text:style-name="P2"/>
      <text:p text:style-name="P1"><text:bookmark-start text:name="__DdeLink__135_449600741"/>Ejercicio<text:bookmark-end text:name="__DdeLink__135_449600741"/>1</text:p>
      <text:list xml:id="list7724552870765289313" text:style-name="L2">
        <text:list-item>
          <text:p text:style-name="P5">Se han seguido la indicaciones expuestas en el guión de prácticas.</text:p>
          <text:p text:style-name="P5"/>
        </text:list-item>
      </text:list>
      <text:p text:style-name="P1"><text:bookmark-start text:name="__DdeLink__135_449600742"/>Ejercicio<text:bookmark-end text:name="__DdeLink__135_449600742"/>2</text:p>
      <text:p text:style-name="P2">Se han realizado las 4 modificaciones propuestas.</text:p>
      <text:list xml:id="list9183039682585867020" text:style-name="L3">
        <text:list-item>
          <text:p text:style-name="P7"><text:span text:style-name="T1">Argumento negativo: En sys_sbrk añadimos una comprobación del signo del argumento y si es negativo se llama a deallocuvm. Pero tenemos que modificar el código de deallocuvm para que cuando no esté realmente la página física en memoria no se considere un error (pues ahora usamos </text:span>lazy allocation).</text:p>
        </text:list-item>
        <text:list-item>
          <text:p text:style-name="P7">Para arreglar ambos, basta modificar copyuvm, de forma que cuando haya una página que no esté realmente en memoria físcia, no produzca un error (pues ahora es posible).</text:p>
        </text:list-item>
        <text:list-item>
          <text:p text:style-name="P7">Añadimos a struct proc (definida en proc.h) un campo en el que guardaremos cuál es la página de guarda. Este campo lo inicializamos en exec (que es donde se mapea la memoria de usuario del proceso). En trap.c, comprobamos que el fallo de página no haya sido provocado por acceder a la página de guarda (en caso contrario se muestra un mensaje de error y se mata al proceso).</text:p>
        </text:list-item>
        <text:list-item>
          <text:p text:style-name="P7">Al comprobar si se trata un fallo en el kernel, nos aseguramos de que la dirección que ha provocado el fallo sea mayor que KERNBASE, es decir, que esté en el espacio de direcciones del kernel.</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OpenSymbol" svg:font-family="Open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22T18:50:17.261974978</meta:creation-date>
    <meta:editing-duration>PT1H18M59S</meta:editing-duration>
    <meta:editing-cycles>12</meta:editing-cycles>
    <meta:generator>OpenOffice/4.1.2$Win32 OpenOffice.org_project/412m3$Build-9782</meta:generator>
    <dc:date>2017-01-11T00:23:42.31</dc:date>
    <dc:creator>Alejandro Torreblanca</dc:creator>
    <meta:document-statistic meta:table-count="0" meta:image-count="0" meta:object-count="0" meta:page-count="2" meta:paragraph-count="26" meta:word-count="375" meta:character-count="2159"/>
  </office:meta>
</office:document-meta>
</file>